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Mono" svg:font-family="'Droid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style:paragraph-properties>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Standard" style:master-page-name="Standard">
      <style:paragraph-properties fo:text-align="center" style:justify-single-word="false" style:page-number="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fo:font-size="10pt" style:font-size-asian="10pt" style:language-asian="zh" style:country-asian="CN" style:font-name-complex="Courier1" style:font-size-complex="10pt"/>
    </style:style>
    <style:style style:name="P5" style:family="paragraph" style:parent-style-name="Standard">
      <style:paragraph-properties fo:text-align="center"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fo:font-size="10pt" style:font-size-asian="10pt" style:language-asian="zh" style:country-asian="CN" style:font-name-complex="Courier1" style:font-size-complex="10pt"/>
    </style:style>
    <style:style style:name="P6" style:family="paragraph" style:parent-style-name="Standard">
      <style:paragraph-properties fo:text-align="center" style:justify-single-word="false">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fo:font-size="10pt" style:font-size-asian="10pt" style:language-asian="zh" style:country-asian="CN" style:font-name-complex="Courier1" style:font-size-complex="10pt"/>
    </style:style>
    <style:style style:name="P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fo:font-size="10pt" style:font-size-asian="10pt" style:language-asian="zh" style:country-asian="CN" style:font-name-complex="Courier1" style:font-size-complex="10pt"/>
    </style:style>
    <style:style style:name="P8" style:family="paragraph" style:parent-style-name="Standard">
      <style:paragraph-properties>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fo:font-size="10pt" style:font-size-asian="10pt" style:language-asian="zh" style:country-asian="CN" style:font-name-complex="Courier1" style:font-size-complex="10pt"/>
    </style:style>
    <style:style style:name="P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style:font-size-asian="10pt" style:font-size-complex="10pt"/>
    </style:style>
    <style:style style:name="P10" style:family="paragraph" style:parent-style-name="Preformatted_20_Text">
      <style:paragraph-properties>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style:language-asian="zh" style:country-asian="CN" style:font-name-complex="Courier1"/>
    </style:style>
    <style:style style:name="T1" style:family="text">
      <style:text-properties fo:color="#000000" style:font-name="Courier" fo:font-size="10pt" style:font-size-asian="10pt" style:language-asian="zh" style:country-asian="CN" style:font-name-complex="Courier1" style:font-size-complex="10pt"/>
    </style:style>
    <style:style style:name="T2" style:family="text">
      <style:text-properties fo:color="#555555" style:font-name="Courier" fo:font-size="10.5pt" fo:background-color="#ffffff" style:font-name-asian="Times New Roman" style:font-size-asian="10.5pt" style:font-name-complex="Arial" style:font-size-complex="10.5pt"/>
    </style:style>
    <style:style style:name="T3" style:family="text">
      <style:text-properties fo:color="#222222" style:font-name="Courier" fo:font-size="10.5pt" fo:background-color="#ffffff" style:font-name-asian="Times New Roman" style:font-size-asian="10.5pt" style:font-name-complex="Arial"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p>
      <text:p text:style-name="P5">| <text:s text:c="6"/>CS 5600 <text:s text:c="5"/>|</text:p>
      <text:p text:style-name="P5">| PROJECT 1: THREADS |</text:p>
      <text:p text:style-name="P5">| <text:s text:c="2"/>DESIGN DOCUMENT <text:s/>|</text:p>
      <text:p text:style-name="P5">+--------------------+</text:p>
      <text:p text:style-name="Standard"/>
      <text:p text:style-name="P7">---- GROUP ---- <text:s/></text:p>
      <text:p text:style-name="P2"/>
      <text:p text:style-name="P7">&gt;&gt; Fill in the names and email addresses of your group members. <text:s/></text:p>
      <text:p text:style-name="P2"/>
      <text:p text:style-name="Standard"><text:span text:style-name="T1">Tianshu Peng &lt;</text:span><text:span text:style-name="T2"> </text:span><text:a xlink:type="simple" xlink:href="mailto:pengt@ccs.neu.edu"><text:span text:style-name="Internet_20_link"><text:span text:style-name="T2">pengt@ccs.neu.edu</text:span></text:span></text:a><text:span text:style-name="T2"> </text:span><text:span text:style-name="T1">&gt;</text:span></text:p>
      <text:p text:style-name="P2"><text:span text:style-name="T1">Chen Bai &lt; </text:span><text:a xlink:type="simple" xlink:href="mailto:chbai@ccs.neu.edu"><text:span text:style-name="Internet_20_link"><text:span text:style-name="T1">chbai@ccs.neu.edu</text:span></text:span></text:a><text:span text:style-name="T1"> &gt; </text:span></text:p>
      <text:p text:style-name="Standard"><text:span text:style-name="T1">Gang Liu &lt;</text:span><text:span text:style-name="T3"> </text:span><text:a xlink:type="simple" xlink:href="mailto:beyou@ccs.neu.edu"><text:span text:style-name="Internet_20_link"><text:span text:style-name="T3">beyou@ccs.neu.edu</text:span></text:span></text:a><text:span text:style-name="T3"> </text:span><text:span text:style-name="T1">&gt;</text:span></text:p>
      <text:p text:style-name="Standard"/>
      <text:p text:style-name="P7">---- PRELIMINARIES ---- <text:s/></text:p>
      <text:p text:style-name="P2"/>
      <text:p text:style-name="P7">&gt;&gt; If you have any preliminary comments on your submission, notes for</text:p>
      <text:p text:style-name="P7">&gt;&gt; the TAs, or extra credit, please give them here. <text:s/></text:p>
      <text:p text:style-name="P7">*********************************************************************</text:p>
      <text:p text:style-name="P7">The three functions:</text:p>
      <text:p text:style-name="P7">bool big(const struct list_elem *x,const struct list_elem *y,void *aux);</text:p>
      <text:p text:style-name="P7"><text:bookmark text:name="__DdeLink__338_304480033"/>bool small(const struct list_elem *x,const struct list_elem *y,void *aux);</text:p>
      <text:p text:style-name="P7">void if_yield(void);</text:p>
      <text:p text:style-name="P7">have been declared in thread.h and defined in thread.c.</text:p>
      <text:p text:style-name="P7">big() is used to check the priority in decreasing order.</text:p>
      <text:p text:style-name="P7">small() is used to check the wake time in increasing order.</text:p>
      <text:p text:style-name="P7">if_yield() is used to check whether the priority of current thread is less than the first thread in the ready_list, and yield to it if so.</text:p>
      <text:p text:style-name="P2"/>
      <text:p text:style-name="P7">bool cond_big(const struct list_elem *x,const struct list_elem *y,void *aux);</text:p>
      <text:p text:style-name="P7">bool lock_big(const struct list_elem *x,const struct list_elem *y,void *aux);</text:p>
      <text:p text:style-name="P7">This two functions are used to check the semaphore_elem and lock in decreasing order.</text:p>
      <text:p text:style-name="P2"/>
      <text:p text:style-name="P7">*********************************************************************</text:p>
      <text:p text:style-name="P2"/>
      <text:p text:style-name="P7">&gt;&gt; Please cite any offline or online sources you consulted while </text:p>
      <text:p text:style-name="P7">&gt;&gt; preparing your submission, other than the Pintos documentation,</text:p>
      <text:p text:style-name="P7">&gt;&gt; course text, lecture notes, and course staff.</text:p>
      <text:p text:style-name="P7">*********************************************************************</text:p>
      <text:p text:style-name="P9">Priority Inversion and Donation</text:p>
      <text:p text:style-name="P9">http://www.cs.berkeley.edu/~kamil/teaching/sp04/pri</text:p>
      <text:p text:style-name="P7">*********************************************************************</text:p>
      <text:p text:style-name="P2"/>
      <text:p text:style-name="P5">ALARM CLOCK</text:p>
      <text:p text:style-name="P5">===========</text:p>
      <text:p text:style-name="P2"/>
      <text:p text:style-name="P7">---- DATA STRUCTURES ----</text:p>
      <text:p text:style-name="P2"/>
      <text:p text:style-name="P7">&gt;&gt; A1: Copy here the declaration of each new or changed `struct' or</text:p>
      <text:p text:style-name="P7">&gt;&gt; `struct' member, global or static variable, `typedef', or</text:p>
      <text:p text:style-name="P7">&gt;&gt; enumeration. <text:s/>Identify the purpose of each in 25 words or less.</text:p>
      <text:p text:style-name="P7">*********************************************************************</text:p>
      <text:p text:style-name="P5">Add in thread.h:</text:p>
      <text:p text:style-name="P7"><text:soft-page-break/>enum thread_status</text:p>
      <text:p text:style-name="P7">{</text:p>
      <text:p text:style-name="P7">. . .</text:p>
      <text:p text:style-name="P7">/* add a status to represent the sleeping status. */</text:p>
      <text:p text:style-name="P7">THREAD_SLEEPING <text:s text:c="4"/></text:p>
      <text:p text:style-name="P7">}</text:p>
      <text:p text:style-name="P2"/>
      <text:p text:style-name="P7">struct thread</text:p>
      <text:p text:style-name="P7">{</text:p>
      <text:p text:style-name="P7">. . .</text:p>
      <text:p text:style-name="P7">/* add a accumulator to calculate wake time. </text:p>
      <text:p text:style-name="P7">wake_time = current_ticks + input_ticks.*/</text:p>
      <text:p text:style-name="P7">int64_t wake_time; <text:s/></text:p>
      <text:p text:style-name="P7">}</text:p>
      <text:p text:style-name="P2"/>
      <text:p text:style-name="P5">Add in thread.c;</text:p>
      <text:p text:style-name="P7">/* add a semaphore to control the write of sleeping_list. */</text:p>
      <text:p text:style-name="P7">static struct semaphore sleep_sema <text:s/></text:p>
      <text:p text:style-name="P7">/* add a list to store all the threads in sleeping status */</text:p>
      <text:p text:style-name="P7">static struct list sleeping_list</text:p>
      <text:p text:style-name="P7">********************************************************************</text:p>
      <text:p text:style-name="P2"/>
      <text:p text:style-name="P7">---- ALGORITHMS ---- <text:s/></text:p>
      <text:p text:style-name="P2"/>
      <text:p text:style-name="P7">&gt;&gt; A2: Briefly describe what happens in a call to timer_sleep(), </text:p>
      <text:p text:style-name="P7">&gt;&gt; including the effects of the timer interrupt handler. <text:s/></text:p>
      <text:p text:style-name="P7">*********************************************************************</text:p>
      <text:p text:style-name="P7">Step0: wait the semaphore value to be 1.</text:p>
      <text:p text:style-name="P7">Step1: disable interruption.</text:p>
      <text:p text:style-name="P7">Step2: if the thread is not idle,change the current thread status to sleeping.</text:p>
      <text:p text:style-name="P7">Step3: if the thread is not idle,set the semaphore value to 0.</text:p>
      <text:p text:style-name="P7">Step4: if the thread is not idle,calculate wake time of the thread, then insert the thread to the sleeping_list in the increasing order of wake time.</text:p>
      <text:p text:style-name="P7">Step5: if the thread is not idle,set the semaphore value to 1.</text:p>
      <text:p text:style-name="P7">Step6: if the thread is not idle,call schedule() to do scheduling.</text:p>
      <text:p text:style-name="P7">Step8: enable interruption.</text:p>
      <text:p text:style-name="P2"/>
      <text:p text:style-name="P7">In schedule(), we just have to check whether the first thread in the sleeping_list need to be woke up. If so, pop it and insert it into ready_list <text:s/>in the increasing order of wake time.</text:p>
      <text:p text:style-name="P7">********************************************************************</text:p>
      <text:p text:style-name="P2"/>
      <text:p text:style-name="P7">&gt;&gt; A3: What steps are taken to minimize the amount of time spent in </text:p>
      <text:p text:style-name="P7">&gt;&gt; the timer interrupt handler?</text:p>
      <text:p text:style-name="P7">********************************************************************</text:p>
      <text:p text:style-name="P7">Because we inserted the thread into the sleeping_list based on the increasing order of wake time, we only need to check the first element in the sleeping_list when doing scheduling. Thus, every insertion would take O(n) time, while the scheduling only need to take O(1) time to make check. That would decrease the time spent in the timer interrupt handler. </text:p>
      <text:p text:style-name="P7">********************************************************************</text:p>
      <text:p text:style-name="P2"/>
      <text:p text:style-name="P7">---- SYNCHRONIZATION ---- <text:s/></text:p>
      <text:p text:style-name="P2"/>
      <text:p text:style-name="P7">&gt;&gt; A4: How are race conditions avoided when multiple threads call </text:p>
      <text:p text:style-name="P7"><text:soft-page-break/>&gt;&gt; timer_sleep() simultaneously? <text:s/></text:p>
      <text:p text:style-name="P7">********************************************************************</text:p>
      <text:p text:style-name="P7">The only resources which would cause the race condition is the sleeping_list. </text:p>
      <text:p text:style-name="P7">In our implementation:</text:p>
      <text:p text:style-name="P7">For single-threaded processor, because the interruption is disabled after run timer_sleep, the current thread would not be changed before it call the schedule(). And we insert elem to sleeping_list before such calls. So the conditions would never happen. </text:p>
      <text:p text:style-name="P2"/>
      <text:p text:style-name="P7">For multi-threaded processor, we set a global semaphore named sleep_sema to make control. When a timer_sleep which is called by a thread want to change the sleeping_list, it need first wait for the sleep_sema.value to be 1. And it would soon set the value to be 0 when it is allowed to change the sleeping_list which would disable the timer_sleeps called by other threads to make any change. After it finished insertion, it would set the value to 1 to enable the sleeping_list to be changed by other sleeping_list. That semaphore would prevent race conditions.</text:p>
      <text:p text:style-name="P7">*********************************************************************</text:p>
      <text:p text:style-name="P2"/>
      <text:p text:style-name="P7">&gt;&gt; A5: How are race conditions avoided when a timer interrupt occurs </text:p>
      <text:p text:style-name="P7">&gt;&gt; during a call to timer_sleep()? <text:s/></text:p>
      <text:p text:style-name="P7">*********************************************************************</text:p>
      <text:p text:style-name="P7">because the interruption is disabled after run timer_sleep, the current thread would not be changed before it call the schedule(). And we insert elem to sleeping_list before such calls. So the conditions would never happen.</text:p>
      <text:p text:style-name="P7">*********************************************************************</text:p>
      <text:p text:style-name="P2"/>
      <text:p text:style-name="P7">---- RATIONALE ---- <text:s/></text:p>
      <text:p text:style-name="P2"/>
      <text:p text:style-name="P7">&gt;&gt; A6: Why did you choose this design? <text:s/>In what ways is it superior </text:p>
      <text:p text:style-name="P7">&gt;&gt; to another design you considered?</text:p>
      <text:p text:style-name="P7">*********************************************************************</text:p>
      <text:p text:style-name="P7">This design would not only release the kernel but also minimize the time for scheduling spent in the interrupt handler. The original plan is just push all threads in the back of the sleeping_list and scan the whole sleeping_list to make check when doing scheduling. Because the schedule() is called much more often than the timer_sleep(). The original plan is much more time consuming. So we choose the current plan.</text:p>
      <text:p text:style-name="P7">*********************************************************************</text:p>
      <text:p text:style-name="P2"/>
      <text:p text:style-name="P5">PRIORITY SCHEDULING</text:p>
      <text:p text:style-name="P5">===================</text:p>
      <text:p text:style-name="P2"/>
      <text:p text:style-name="P7">---- DATA STRUCTURES ---- <text:s/></text:p>
      <text:p text:style-name="P2"/>
      <text:p text:style-name="P7">&gt;&gt; B1: Copy here the declaration of each new or changed `struct' or </text:p>
      <text:p text:style-name="P7">&gt;&gt; `struct' member, global or static variable, `typedef', or </text:p>
      <text:p text:style-name="P7">&gt;&gt; enumeration. <text:s/>Identify the purpose of each in 25 words or less. <text:s/></text:p>
      <text:p text:style-name="P7">*********************************************************************</text:p>
      <text:p text:style-name="P5">Add in thread.h:</text:p>
      <text:p text:style-name="P7">struct thread</text:p>
      <text:p text:style-name="P7">{</text:p>
      <text:p text:style-name="P7">. . .</text:p>
      <text:p text:style-name="P7">/* add a parameter to represent the original priority. */</text:p>
      <text:p text:style-name="P7">int original_priority; </text:p>
      <text:p text:style-name="P7"><text:soft-page-break/>. . .</text:p>
      <text:p text:style-name="P7">/* add a list to store all the locks acquired by the thread. */</text:p>
      <text:p text:style-name="P7">struct list lock_list;</text:p>
      <text:p text:style-name="P7">/* add a list to store all the locks waited by the thread. */</text:p>
      <text:p text:style-name="P7">struct wait_lock_list;</text:p>
      <text:p text:style-name="P7">. . .</text:p>
      <text:p text:style-name="P7">}</text:p>
      <text:p text:style-name="P5">Add in synch.h</text:p>
      <text:p text:style-name="P7">struct lock</text:p>
      <text:p text:style-name="P7">{</text:p>
      <text:p text:style-name="P7">. . .</text:p>
      <text:p text:style-name="P7">/* add a list_elem for lock_list in thread. */</text:p>
      <text:p text:style-name="P7">struct list_elem elem;</text:p>
      <text:p text:style-name="P7">/* add a attribute to represent the highest priority among the threads waiting or holding this lock. */</text:p>
      <text:p text:style-name="P7">int priority;</text:p>
      <text:p text:style-name="P7">}</text:p>
      <text:p text:style-name="P2"/>
      <text:p text:style-name="P5">Add in synch.c</text:p>
      <text:p text:style-name="P7">/* store the information about lock waited by a thread. */</text:p>
      <text:p text:style-name="P7">struct lock_elem</text:p>
      <text:p text:style-name="P7">{</text:p>
      <text:p text:style-name="P7">/* add a list_elem for wait_lock_list in thread. */</text:p>
      <text:p text:style-name="P7">struct list_elem elem;</text:p>
      <text:p text:style-name="P7">/* store the information about waited lock. */</text:p>
      <text:p text:style-name="P7">struct lock *lock;</text:p>
      <text:p text:style-name="P7">}</text:p>
      <text:p text:style-name="P2"/>
      <text:p text:style-name="P7">struct semaphore</text:p>
      <text:p text:style-name="P7">{</text:p>
      <text:p text:style-name="P7">. . .</text:p>
      <text:p text:style-name="P7">/* store the priority of thread which create this semaphore_elem. */</text:p>
      <text:p text:style-name="P7">int priority;</text:p>
      <text:p text:style-name="P7">}</text:p>
      <text:p text:style-name="P7">*********************************************************************</text:p>
      <text:p text:style-name="P2"/>
      <text:p text:style-name="P7">&gt;&gt; B2: Explain the data structure used to track priority donation. </text:p>
      <text:p text:style-name="P7">&gt;&gt; Use ASCII art to diagram a nested donation. <text:s/>(Alternately, submit <text:s/></text:p>
      <text:p text:style-name="P7">&gt;&gt; a .png file.) <text:s/></text:p>
      <text:p text:style-name="P7">*********************************************************************</text:p>
      <text:p text:style-name="P10">+-----------------------+</text:p>
      <text:p text:style-name="Preformatted_20_Text">| Thread A <text:s text:c="13"/>| <text:s text:c="9"/>+---------------------+</text:p>
      <text:p text:style-name="Preformatted_20_Text">| original_priority = 30| <text:s text:c="9"/>| Lock A <text:s text:c="13"/>|</text:p>
      <text:p text:style-name="Preformatted_20_Text">| priority = 30 <text:s text:c="8"/>|=======&gt; <text:s/>| holder = Thread A <text:s text:c="2"/>|</text:p>
      <text:p text:style-name="Preformatted_20_Text">| wait_lock: lock A <text:s text:c="4"/>| <text:s text:c="9"/>| priority=30 <text:s text:c="8"/>| </text:p>
      <text:p text:style-name="Preformatted_20_Text">| locks: none <text:s text:c="10"/>| <text:s text:c="9"/>+---------------------+</text:p>
      <text:p text:style-name="Preformatted_20_Text">+-----------------------+</text:p>
      <text:p text:style-name="Preformatted_20_Text"><text:s text:c="45"/>||</text:p>
      <text:p text:style-name="Preformatted_20_Text"><text:s text:c="45"/>\/</text:p>
      <text:p text:style-name="Preformatted_20_Text">+-----------------------+ <text:s text:c="10"/>+-----------------------+</text:p>
      <text:p text:style-name="Preformatted_20_Text">| Thread B <text:s text:c="13"/>| <text:s text:c="10"/>| Thread A <text:s text:c="13"/>|</text:p>
      <text:p text:style-name="Preformatted_20_Text">| original_priority = 10| &lt;======== | original_priority = 30|</text:p>
      <text:p text:style-name="Preformatted_20_Text">| priority = 10 <text:s text:c="8"/>| <text:s text:c="10"/>| priority = 30 <text:s text:c="8"/>|</text:p>
      <text:p text:style-name="Preformatted_20_Text">| wait_lock: lock B <text:s text:c="4"/>| <text:s text:c="10"/>| wait_lock: none <text:s text:c="6"/>|</text:p>
      <text:p text:style-name="Preformatted_20_Text">| locks: none <text:s text:c="10"/>| <text:s text:c="10"/>| locks: lock A <text:s text:c="8"/>|</text:p>
      <text:p text:style-name="Preformatted_20_Text">+-----------------------+ <text:s text:c="10"/>+-----------------------+</text:p>
      <text:p text:style-name="Preformatted_20_Text"><text:s text:c="11"/>||</text:p>
      <text:p text:style-name="Preformatted_20_Text"><text:s text:c="11"/>\/ <text:s text:c="22"/>+-----------------------+</text:p>
      <text:p text:style-name="Preformatted_20_Text"><text:s/>+---------------------+ <text:s text:c="11"/>| Thread B <text:s text:c="13"/>|</text:p>
      <text:p text:style-name="Preformatted_20_Text"><text:soft-page-break/><text:s/>| Lock B <text:s text:c="13"/>| <text:s text:c="11"/>| original_priority = 10|</text:p>
      <text:p text:style-name="Preformatted_20_Text"><text:s/>| holder = Thread B <text:s text:c="2"/>|=========&gt; <text:s/>| priority = 10 <text:s text:c="8"/>|</text:p>
      <text:p text:style-name="Preformatted_20_Text"><text:s/>| priority = 10 <text:s text:c="6"/>| <text:s text:c="11"/>| wait_lock: none <text:s text:c="6"/>|</text:p>
      <text:p text:style-name="Preformatted_20_Text"><text:s/>+---------------------+ <text:s text:c="11"/>| locks: lock B <text:s text:c="8"/>|</text:p>
      <text:p text:style-name="Preformatted_20_Text"><text:s text:c="36"/>+-----------------------+</text:p>
      <text:p text:style-name="Preformatted_20_Text"><text:s text:c="47"/>||</text:p>
      <text:p text:style-name="Preformatted_20_Text"><text:s text:c="47"/>\/</text:p>
      <text:p text:style-name="Preformatted_20_Text">+-----------------------+ <text:s text:c="10"/>+-----------------------+</text:p>
      <text:p text:style-name="Preformatted_20_Text">| Thread C <text:s text:c="13"/>| <text:s text:c="10"/>| Thread B <text:s text:c="13"/>|</text:p>
      <text:p text:style-name="Preformatted_20_Text">| original_priority = 40| &lt;======== | original_priority = 10|</text:p>
      <text:p text:style-name="Preformatted_20_Text">| priority = 40 <text:s text:c="8"/>| <text:s text:c="10"/>| priority = 10 <text:s text:c="8"/>|</text:p>
      <text:p text:style-name="Preformatted_20_Text">| wait_lock: lock B <text:s text:c="4"/>| <text:s text:c="10"/>| wait_lock: lock A <text:s text:c="4"/>|</text:p>
      <text:p text:style-name="Preformatted_20_Text">| locks: none <text:s text:c="10"/>| <text:s text:c="10"/>| locks: lock B <text:s text:c="8"/>|</text:p>
      <text:p text:style-name="Preformatted_20_Text">+-----------------------+ <text:s text:c="10"/>+-----------------------+</text:p>
      <text:p text:style-name="Preformatted_20_Text"/>
      <text:p text:style-name="Preformatted_20_Text"><text:s text:c="11"/>||</text:p>
      <text:p text:style-name="Preformatted_20_Text"><text:s text:c="11"/>\/ <text:s text:c="22"/>+-----------------------+</text:p>
      <text:p text:style-name="Preformatted_20_Text"><text:s/>+---------------------+ <text:s text:c="11"/>| Thread B <text:s text:c="13"/>|</text:p>
      <text:p text:style-name="Preformatted_20_Text"><text:s/>| Lock B <text:s text:c="13"/>| <text:s text:c="11"/>| original_priority = 10|</text:p>
      <text:p text:style-name="Preformatted_20_Text"><text:s/>| holder = Thread B <text:s text:c="2"/>|=========&gt; <text:s/>| priority = 40 <text:s text:c="8"/>|</text:p>
      <text:p text:style-name="Preformatted_20_Text"><text:s/>| priority = 40 <text:s text:c="6"/>| <text:s text:c="11"/>| wait_lock: lock A <text:s text:c="4"/>|</text:p>
      <text:p text:style-name="Preformatted_20_Text"><text:s/>+---------------------+ <text:s text:c="11"/>| locks: lock B <text:s text:c="8"/>|</text:p>
      <text:p text:style-name="P10"><text:s text:c="36"/>+-----------------------+</text:p>
      <text:p text:style-name="Preformatted_20_Text"><text:s text:c="47"/>||</text:p>
      <text:p text:style-name="Preformatted_20_Text"><text:s text:c="47"/>\/ <text:s/></text:p>
      <text:p text:style-name="Preformatted_20_Text">+-----------------------+</text:p>
      <text:p text:style-name="Preformatted_20_Text">| Thread A <text:s text:c="13"/>| <text:s text:c="9"/>+---------------------+</text:p>
      <text:p text:style-name="Preformatted_20_Text">| original_priority = 30| <text:s text:c="9"/>| Lock A <text:s text:c="13"/>|</text:p>
      <text:p text:style-name="Preformatted_20_Text">| priority = 40 <text:s text:c="8"/>|&lt;======= <text:s/>| holder = Thread A <text:s text:c="2"/>|</text:p>
      <text:p text:style-name="Preformatted_20_Text">| wait_lock: none <text:s text:c="6"/>| <text:s text:c="9"/>| priority=40 <text:s text:c="8"/>| </text:p>
      <text:p text:style-name="Preformatted_20_Text">| locks: lock A <text:s text:c="8"/>| <text:s text:c="9"/>+---------------------+</text:p>
      <text:p text:style-name="Preformatted_20_Text">+-----------------------+</text:p>
      <text:p text:style-name="P3"/>
      <text:p text:style-name="P8">In struct thread we have a wait_lock_list and <text:s/>a lock_list. In the lock_list, we could find the maximum donation for each lock the thread hold. When one thread successfully acquired one lock, the priority of such lock is set to be the original priority of this thread and the lock would be push into the lock_list. The information about the lock which the thread is waiting is <text:s/>stored in the wait_lock_list. When one thread try to acquire some lock, it would first push the lock into the wait_lock_list and use such list to do donation. When the priority of target thread is changed, it would recursively call the donation function for each member in the wait_lock_list of target thread. Thus, the whole nest and chain of donation would be checked and updated. When the lock is successfully acquired by this thread, the lock would be removed from the lock_wait_list.</text:p>
      <text:p text:style-name="P8">When one thread release a lock, the priority is set to be the original_priority and the lock is removed from the lock_list.</text:p>
      <text:p text:style-name="P8">*********************************************************************</text:p>
      <text:p text:style-name="P3"/>
      <text:p text:style-name="P8">---- ALGORITHMS ---- <text:s/></text:p>
      <text:p text:style-name="P3"/>
      <text:p text:style-name="P8">&gt;&gt; B3: How do you ensure that the highest priority thread waiting for </text:p>
      <text:p text:style-name="P8">&gt;&gt; a lock, semaphore, or condition variable wakes up first? <text:s/></text:p>
      <text:p text:style-name="P8">*********************************************************************</text:p>
      <text:p text:style-name="P3"><text:span text:style-name="T1">For lock and semaphore,we used the function list_insert_ordered to ensure the order of elements which were inserted into the wait list of semaphore in each lock are sorted in decreasing order of thread </text:span><text:soft-page-break/><text:span text:style-name="T1">priority. Besides when we are going to pop the front from the wait </text:span><text:span text:style-name="T1">list of semaphores, we would first sort the list to avoid the bad influence of priority change or donation.</text:span></text:p>
      <text:p text:style-name="P8">For condition, we store the priority of threads in the semaphore_elem they create when they call cond_wait(). And we inserted the semaphore_elem into the waiter list of this condition in decreasing order of semaphore_elem priority. In the cond_signal(), we pop the first element of waiters list and let the thread which create such semaphore_elem acquire the target lock. So that ensures that the highest priority thread could wake up first.</text:p>
      <text:p text:style-name="P8">*********************************************************************</text:p>
      <text:p text:style-name="P3"/>
      <text:p text:style-name="P8">&gt;&gt; B4: Describe the sequence of events when a call to lock_acquire() </text:p>
      <text:p text:style-name="P8">&gt;&gt; causes a priority donation. <text:s/>How is nested donation handled? <text:s/></text:p>
      <text:p text:style-name="P8">*********************************************************************</text:p>
      <text:p text:style-name="P8">Step1: disable the interruption.</text:p>
      <text:p text:style-name="P8">Step2: push the lock into the wait_lock_list of current thread.</text:p>
      <text:p text:style-name="P8">Step3: call donate_lock().</text:p>
      <text:p text:style-name="P8">Step4: enable the interruption.</text:p>
      <text:p text:style-name="P8">Step5: call sema_down().</text:p>
      <text:p text:style-name="P8">Step6: change the holder of this lock to current thread.</text:p>
      <text:p text:style-name="P8">Step7: remove lock from wait_lock_list.</text:p>
      <text:p text:style-name="P8">Step8: set the lock priority to original priority of the thread.</text:p>
      <text:p text:style-name="P8">Step9: insert the lock into the lock_list in decreasing order of lock priority.</text:p>
      <text:p text:style-name="P3"/>
      <text:p text:style-name="P8">In donate_lock(), the function would first check if the holder of this lock is NULL. If not, check whether the priority of input thread is larger than the lock If so, change the priority of the lock to the priority of input thread. After finished, check whether the priority of input lock is larger than the holder. If so, change the priority of the holder to the priority of input thread. If the wait_lock_list of holder is empty, do the same thing to each lock in the wait_lock_list. This time the input thread would be the holder.</text:p>
      <text:p text:style-name="P3"/>
      <text:p text:style-name="P8">Here is the pseudo-code</text:p>
      <text:p text:style-name="P8">donate_lock(lock l, thread t)</text:p>
      <text:p text:style-name="P8"><text:s text:c="2"/>if l-&gt;holder exist</text:p>
      <text:p text:style-name="P8"><text:s text:c="5"/>if l-&gt;priority &lt; t-&gt;priority</text:p>
      <text:p text:style-name="P8"><text:s text:c="9"/>l-&gt;priority = t-&gt;priority;</text:p>
      <text:p text:style-name="P8"><text:s text:c="5"/>if l-&gt;holder-&gt;priority &lt; t-&gt;priority </text:p>
      <text:p text:style-name="P8"><text:s text:c="9"/>l-&gt;holder-&gt;priority = <text:s/>t-&gt;priority;</text:p>
      <text:p text:style-name="P8"><text:s text:c="9"/>if l-&gt;holder-&gt;wait_lock_list is not empty</text:p>
      <text:p text:style-name="P8"><text:s text:c="13"/>for each lock lo stored in l-&gt;holder-&gt;wait_lock_list</text:p>
      <text:p text:style-name="P8"><text:s text:c="18"/>donate_lock(lo,l-&gt;holder);</text:p>
      <text:p text:style-name="P8"><text:s text:c="2"/>return;</text:p>
      <text:p text:style-name="P3"/>
      <text:p text:style-name="P8">In sema_down, the thread is inserted in decreasing order of priority into the wait list and blocked. The loop would continue until the value of semaphore to greater than 0. Then the sema value would decrease and return which would cause the highest priority thread get the lock by cooperating with sema_up(). And because the sema would only up when some one release the lock, the sema could guarantee there is only one holder for each lock. </text:p>
      <text:p text:style-name="P3"/>
      <text:p text:style-name="P8">So by recursively calling the function donate_lock(), the whole nest and chain would be checked. Thus, the donation for nest could be achieved.</text:p>
      <text:p text:style-name="P8">*********************************************************************</text:p>
      <text:p text:style-name="P3"><text:soft-page-break/></text:p>
      <text:p text:style-name="P8">&gt;&gt; B5: Describe the sequence of events when lock_release() is called </text:p>
      <text:p text:style-name="P8">&gt;&gt; on a lock that a higher-priority thread is waiting for. <text:s/></text:p>
      <text:p text:style-name="P8">*********************************************************************</text:p>
      <text:p text:style-name="P8">Step1: remove the lock from lock_list of the thread.</text:p>
      <text:p text:style-name="P8">Step2: sort the lock in the lock_list in decreasing older of lock priority.</text:p>
      <text:p text:style-name="P8">Step3: if the lock_list is empty or the original priority is higher than the priority of the first lock in the lock_list, reset the priority to its original priority. Otherwise sort the lock list and set the priority to the first lock priority.</text:p>
      <text:p text:style-name="P8">Step4: set the lock holder to be NULL.</text:p>
      <text:p text:style-name="P8">Step5: call sema_up()</text:p>
      <text:p text:style-name="P3"/>
      <text:p text:style-name="P8">In sema_up(), it would first sort the wait list again and pop the first thread. Then it would unblock it and increase the sema value to let this thread get the lock. After the thread acquired the lock, if would call if_yield() to check if it is necessary to yield to the highest priority thread in the ready_list.</text:p>
      <text:p text:style-name="P8">*********************************************************************</text:p>
      <text:p text:style-name="P3"/>
      <text:p text:style-name="P8">---- SYNCHRONIZATION ---- <text:s/></text:p>
      <text:p text:style-name="P3"/>
      <text:p text:style-name="P8">&gt;&gt; B6: Describe a potential race in thread_set_priority() and explain </text:p>
      <text:p text:style-name="P8">&gt;&gt; how your implementation avoids it. <text:s/>Can you use a lock to avoid &gt;&gt; this race? <text:s/></text:p>
      <text:p text:style-name="P8">*********************************************************************</text:p>
      <text:p text:style-name="P8">If the interruption is not turned off, the priority would be able to changed even if the donation may happen and would cause the corruption. Say thread A with priority 5 call such function to set the priority to be 10, and after it passed the checking of donation a interruption happens, and a thread B with priority 35 donate his priority to A. Then it goes back and the function set the priority to 10 which is lower than 35 and would yield to another higher priority thread which is not expectable. This would potentially crush the system.</text:p>
      <text:p text:style-name="P8">In our implementation, because the interruption is turned off when the thread_set_priority() is called, the current thread could not be changed. Thus other thread would not able to call this function. So there is not possible race conditions.</text:p>
      <text:p text:style-name="P8">We cannot use lock to avoid this race. We have to call if_yield() which is required to turn off the interruption and no thread would be able to get the lock because we need enable interruption to finish the lock_acquire(). </text:p>
      <text:p text:style-name="P3"/>
      <text:p text:style-name="P8">*********************************************************************</text:p>
      <text:p text:style-name="P3"/>
      <text:p text:style-name="P8">---- RATIONALE ---- <text:s/></text:p>
      <text:p text:style-name="P3"/>
      <text:p text:style-name="P8">&gt;&gt; B7: Why did you choose this design? <text:s/>In what ways is it superior </text:p>
      <text:p text:style-name="P8">&gt;&gt; to another design you considered?</text:p>
      <text:p text:style-name="P8">*********************************************************************</text:p>
      <text:p text:style-name="P8">We once designed a global list to store the lock information and each <text:s/>lock is related to many threads. But we find it is extremely time consuming because each time we have to scan the whole list and its members. So we changed the previous plan to store the lock information in threads separately. Thus, our design would be faster enough.</text:p>
      <text:p text:style-name="P8">*********************************************************************</text:p>
      <text:p text:style-name="P3"><text:soft-page-break/></text:p>
      <text:p text:style-name="P6">SURVEY QUESTIONS</text:p>
      <text:p text:style-name="P6">================</text:p>
      <text:p text:style-name="P3"/>
      <text:p text:style-name="P8">Answering these questions is optional, but it will help us improve the course in future quarters. <text:s/>Feel free to tell us anything you want--these questions are just to spur your thoughts. <text:s/>You may also choose to respond anonymously in the course evaluations at the end of the quarter. <text:s/></text:p>
      <text:p text:style-name="P3"/>
      <text:p text:style-name="P8">&gt;&gt; In your opinion, was this assignment, or any one of the three </text:p>
      <text:p text:style-name="P8">&gt;&gt; problems in it, too easy or too hard? <text:s/>Did it take too long or too little time? <text:s/></text:p>
      <text:p text:style-name="P3"/>
      <text:p text:style-name="P8">It's quite time consuming.</text:p>
      <text:p text:style-name="P3"/>
      <text:p text:style-name="P8">&gt;&gt; Did you find that working on a particular part of the assignment </text:p>
      <text:p text:style-name="P8">&gt;&gt; gave you greater insight into some aspect of OS design? <text:s/></text:p>
      <text:p text:style-name="P3"/>
      <text:p text:style-name="P8">Yes, but it's absurd.</text:p>
      <text:p text:style-name="P3"/>
      <text:p text:style-name="P8">&gt;&gt; Is there some particular fact or hint we should give students in </text:p>
      <text:p text:style-name="P8">&gt;&gt; future quarters to help them solve the problems? <text:s/>Conversely, did </text:p>
      <text:p text:style-name="P8">&gt;&gt; you find any of our guidance to be misleading? <text:s/></text:p>
      <text:p text:style-name="P3"/>
      <text:p text:style-name="P8">It is not misleading, but we are in lack of guidance.</text:p>
      <text:p text:style-name="P3"/>
      <text:p text:style-name="P8">&gt;&gt; Do you have any suggestions for the TAs to more effectively assist </text:p>
      <text:p text:style-name="P8">&gt;&gt; students, either for future quarters or the remaining projects? <text:s/></text:p>
      <text:p text:style-name="P3"/>
      <text:p text:style-name="P8">More office hours are needed.</text:p>
      <text:p text:style-name="P3"/>
      <text:p text:style-name="P8">&gt;&gt; Any other comments?</text:p>
      <text:p text:style-name="P3"/>
      <text:p text:style-name="P8">No.<text:bookmark text:name="_GoBack"/></text:p>
      <text:p text:style-name="P1"/>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Mono" svg:font-family="'Droid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true" style:font-name-asian="WenQuanYi Zen Hei"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style:use-window-font-color="true" style:font-name="Cambria" fo:font-size="12pt" style:font-name-asian="WenQuanYi Zen Hei" style:font-size-asian="12pt" style:language-asian="en" style:country-asian="US"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name-complex="Lohit Hindi" style:font-style-complex="italic"/>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style:font-size-asian="10pt" style:language-asian="zh" style:country-asian="CN" style:font-name-complex="Courier1" style:font-size-complex="10pt"/>
    </style:style>
    <style:style style:name="Preformatted_20_Text" style:display-name="Preformatted Text" style:family="paragraph" style:parent-style-name="Standard" style:default-outline-level=""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fo:font-size="10pt" style:font-size-asian="10pt" style:language-asian="zh" style:country-asian="CN" style:font-name-complex="Courier1" style:font-size-complex="10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n Bai</meta:initial-creator>
    <dc:creator>Tianshu Peng</dc:creator>
    <meta:editing-cycles>4</meta:editing-cycles>
    <meta:creation-date>2015-02-11T21:50:00</meta:creation-date>
    <dc:date>2015-02-19T10:34:35</dc:date>
    <meta:editing-duration>PT45S</meta:editing-duration>
    <meta:generator>LibreOffice/3.5$Linux_X86_64 LibreOffice_project/350m1$Build-2</meta:generator>
    <meta:document-statistic meta:table-count="0" meta:image-count="0" meta:object-count="0" meta:page-count="8" meta:paragraph-count="277" meta:word-count="2718" meta:character-count="18965" meta:non-whitespace-character-count="152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